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3" style:parent-style-name="Normal" style:family="paragraph">
      <style:text-properties fo:font-weight="bold" style:font-weight-asian="bold" fo:font-size="12pt" style:font-size-asian="12pt" style:font-size-complex="12pt"/>
    </style:style>
    <style:style style:name="T4" style:parent-style-name="Hyperlink" style:family="text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weight="bold" style:font-weight-asian="bold" fo:font-size="12pt" style:font-size-asian="12pt" style:font-size-complex="12pt"/>
    </style:style>
    <style:style style:name="T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8" style:parent-style-name="Hyperlink" style:family="text">
      <style:text-properties fo:font-weight="bold" style:font-weight-asian="bold" fo:font-size="12pt" style:font-size-asian="12pt" style:font-size-complex="12pt"/>
    </style:style>
    <style:style style:name="P9" style:parent-style-name="Normal" style:family="paragraph">
      <style:text-properties fo:font-weight="bold" style:font-weight-asian="bold" fo:font-size="12pt" style:font-size-asian="12pt" style:font-size-complex="12pt"/>
    </style:style>
    <style:style style:name="P10" style:parent-style-name="Normal" style:family="paragraph">
      <style:text-properties fo:font-weight="bold" style:font-weight-asian="bold" fo:font-size="12pt" style:font-size-asian="12pt" style:font-size-complex="12pt"/>
    </style:style>
    <style:style style:name="T11" style:parent-style-name="Hyperlink" style:family="text">
      <style:text-properties fo:font-weight="bold" style:font-weight-asian="bold" fo:font-size="12pt" style:font-size-asian="12pt" style:font-size-complex="12pt"/>
    </style:style>
    <style:style style:name="P12" style:parent-style-name="Normal" style:family="paragraph">
      <style:text-properties fo:font-weight="bold" style:font-weight-asian="bold" fo:font-size="12pt" style:font-size-asian="12pt" style:font-size-complex="12pt"/>
    </style:style>
    <style:style style:name="P13" style:parent-style-name="Normal" style:family="paragraph">
      <style:text-properties fo:font-weight="bold" style:font-weight-asian="bold" fo:font-size="12pt" style:font-size-asian="12pt" style:font-size-complex="12pt"/>
    </style:style>
  </office:automatic-styles>
  <office:body>
    <office:text text:use-soft-page-breaks="true">
      <text:p text:style-name="P1">Sound Effects Sources<text:s/></text:p>
      <text:p text:style-name="P2"/>
      <text:p text:style-name="P3">Background Music</text:p>
      <text:p text:style-name="Normal"><text:a xlink:href="https://www.youtube.com/watch?v=AK51LblcEOw" office:target-frame-name="_top" xlink:show="replace"><text:span text:style-name="T4">https://www.youtube.com/watch?v=AK51LblcEOw</text:span></text:a></text:p>
      <text:p text:style-name="P5"/>
      <text:p text:style-name="P6">Button Press<text:s/></text:p>
      <text:p text:style-name="Normal"><text:span text:style-name="T7"><text:s/></text:span><text:a xlink:href="http://soundbible.com/1681-Button-Press-4.html" office:target-frame-name="_top" xlink:show="replace"><text:span text:style-name="T8">http://soundbible.com/1681-Button-Press-4.html</text:span></text:a></text:p>
      <text:p text:style-name="P9"/>
      <text:p text:style-name="P10">Food Squish</text:p>
      <text:p text:style-name="Normal"><text:a xlink:href="http://soundbible.com/1079-Bir-Poop-Splat.html" office:target-frame-name="_top" xlink:show="replace"><text:span text:style-name="T11">http://soundbible.com/1079-Bir-Poop-Splat.html</text:span></text:a></text:p>
      <text:p text:style-name="P12"/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orge Smuts</meta:initial-creator>
    <dc:creator>George Smuts</dc:creator>
    <meta:creation-date>2018-03-26T03:35:00Z</meta:creation-date>
    <dc:date>2018-03-26T03:54:00Z</dc:date>
    <meta:template xlink:href="Normal.dotm" xlink:type="simple"/>
    <meta:editing-cycles>1</meta:editing-cycles>
    <meta:editing-duration>PT1140S</meta:editing-duration>
    <meta:document-statistic meta:page-count="1" meta:paragraph-count="1" meta:word-count="59" meta:character-count="395" meta:row-count="2" meta:non-whitespace-character-count="337"/>
  </office:meta>
</office:document-meta>
</file>